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1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2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4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5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6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8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1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d2afd5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ef61e7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39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0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1" style:family="paragraph" style:parent-style-name="Table_20_Contents">
      <style:text-properties officeooo:paragraph-rsid="00e181f1"/>
    </style:style>
    <style:style style:name="P42" style:family="paragraph" style:parent-style-name="Table_20_Contents">
      <style:text-properties officeooo:paragraph-rsid="00ca06a8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46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47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48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49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3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4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55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56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0b8fa18"/>
    </style:style>
    <style:style style:name="P57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58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59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60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61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62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4" style:family="paragraph" style:parent-style-name="Table_20_Contents">
      <style:text-properties style:font-name="Cambria" fo:font-size="6pt" fo:font-weight="bold" officeooo:rsid="006a0b0d" officeooo:paragraph-rsid="01219c85" style:font-size-asian="6pt" style:font-weight-asian="bold" style:font-size-complex="6pt" style:font-weight-complex="bold"/>
    </style:style>
    <style:style style:name="P65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66" style:family="paragraph">
      <style:paragraph-properties fo:text-align="center"/>
    </style:style>
    <style:style style:name="P67" style:family="paragraph">
      <loext:graphic-properties draw:fill-color="#cccccc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a57b6" style:font-weight-asian="normal" style:font-weight-complex="normal"/>
    </style:style>
    <style:style style:name="T18" style:family="text">
      <style:text-properties fo:font-weight="normal" officeooo:rsid="00cbf010" style:font-weight-asian="normal" style:font-weight-complex="normal"/>
    </style:style>
    <style:style style:name="T19" style:family="text">
      <style:text-properties fo:font-weight="normal" officeooo:rsid="00cd0718" style:font-weight-asian="normal" style:font-weight-complex="normal"/>
    </style:style>
    <style:style style:name="T20" style:family="text">
      <style:text-properties fo:font-weight="normal" officeooo:rsid="00d2afd5" style:font-weight-asian="normal" style:font-weight-complex="normal"/>
    </style:style>
    <style:style style:name="T21" style:family="text">
      <style:text-properties fo:font-weight="normal" officeooo:rsid="00da3a89" style:font-weight-asian="normal" style:font-weight-complex="normal"/>
    </style:style>
    <style:style style:name="T22" style:family="text">
      <style:text-properties fo:font-weight="normal" officeooo:rsid="00dbb536" style:font-weight-asian="normal" style:font-weight-complex="normal"/>
    </style:style>
    <style:style style:name="T23" style:family="text">
      <style:text-properties fo:font-weight="normal" officeooo:rsid="00dcc73f" style:font-weight-asian="normal" style:font-weight-complex="normal"/>
    </style:style>
    <style:style style:name="T24" style:family="text">
      <style:text-properties fo:font-weight="normal" officeooo:rsid="00dd060c" style:font-weight-asian="normal" style:font-weight-complex="normal"/>
    </style:style>
    <style:style style:name="T25" style:family="text">
      <style:text-properties fo:font-weight="normal" officeooo:rsid="00dde425" style:font-weight-asian="normal" style:font-weight-complex="normal"/>
    </style:style>
    <style:style style:name="T26" style:family="text">
      <style:text-properties fo:font-weight="normal" officeooo:rsid="00dfb959" style:font-weight-asian="normal" style:font-weight-complex="normal"/>
    </style:style>
    <style:style style:name="T27" style:family="text">
      <style:text-properties fo:font-weight="normal" officeooo:rsid="00e19f9e" style:font-weight-asian="normal" style:font-weight-complex="normal"/>
    </style:style>
    <style:style style:name="T28" style:family="text">
      <style:text-properties fo:font-weight="normal" officeooo:rsid="00e8ac98" style:font-weight-asian="normal" style:font-weight-complex="normal"/>
    </style:style>
    <style:style style:name="T29" style:family="text">
      <style:text-properties fo:font-weight="normal" officeooo:rsid="00ea7066" style:font-weight-asian="normal" style:font-weight-complex="normal"/>
    </style:style>
    <style:style style:name="T30" style:family="text">
      <style:text-properties fo:font-weight="normal" officeooo:rsid="00ebf1b9" style:font-weight-asian="normal" style:font-weight-complex="normal"/>
    </style:style>
    <style:style style:name="T31" style:family="text">
      <style:text-properties fo:font-weight="normal" officeooo:rsid="00ed23a6" style:font-weight-asian="normal" style:font-weight-complex="normal"/>
    </style:style>
    <style:style style:name="T32" style:family="text">
      <style:text-properties fo:font-weight="normal" officeooo:rsid="00ef61e7" style:font-weight-asian="normal" style:font-weight-complex="normal"/>
    </style:style>
    <style:style style:name="T33" style:family="text">
      <style:text-properties fo:font-weight="normal" officeooo:rsid="00f0f38c" style:font-weight-asian="normal" style:font-weight-complex="normal"/>
    </style:style>
    <style:style style:name="T34" style:family="text">
      <style:text-properties fo:font-weight="normal" officeooo:rsid="0117103b" style:font-weight-asian="normal" style:font-weight-complex="normal"/>
    </style:style>
    <style:style style:name="T35" style:family="text">
      <style:text-properties fo:font-weight="normal" officeooo:rsid="011d1e1e" style:font-weight-asian="normal" style:font-weight-complex="normal"/>
    </style:style>
    <style:style style:name="T36" style:family="text">
      <style:text-properties fo:font-weight="normal" officeooo:rsid="011da33d" style:font-weight-asian="normal" style:font-weight-complex="normal"/>
    </style:style>
    <style:style style:name="T37" style:family="text">
      <style:text-properties fo:font-weight="normal" officeooo:rsid="011db61b" style:font-weight-asian="normal" style:font-weight-complex="normal"/>
    </style:style>
    <style:style style:name="T38" style:family="text">
      <style:text-properties fo:font-weight="normal" officeooo:rsid="011f5665" style:font-weight-asian="normal" style:font-weight-complex="normal"/>
    </style:style>
    <style:style style:name="T39" style:family="text">
      <style:text-properties fo:font-weight="normal" officeooo:rsid="011fbee6" style:font-weight-asian="normal" style:font-weight-complex="normal"/>
    </style:style>
    <style:style style:name="T40" style:family="text">
      <style:text-properties fo:font-weight="normal" officeooo:rsid="01219c85" style:font-weight-asian="normal" style:font-weight-complex="normal"/>
    </style:style>
    <style:style style:name="T41" style:family="text">
      <style:text-properties fo:font-weight="normal" officeooo:rsid="0121b0c8" style:font-weight-asian="normal" style:font-weight-complex="normal"/>
    </style:style>
    <style:style style:name="T42" style:family="text">
      <style:text-properties style:font-name="Cambria" fo:font-weight="bold" style:font-weight-asian="bold" style:font-weight-complex="bold"/>
    </style:style>
    <style:style style:name="T43" style:family="text">
      <style:text-properties style:font-name="Cambria" fo:font-size="8pt" style:font-size-asian="8pt" style:font-size-complex="8pt"/>
    </style:style>
    <style:style style:name="T44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07a9e40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08f4b16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5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6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7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58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59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3" style:family="text">
      <style:text-properties officeooo:rsid="00a59fa2"/>
    </style:style>
    <style:style style:name="T64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65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66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67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68" style:family="text">
      <style:text-properties style:font-name="Font Awesome 5 Free Solid" officeooo:rsid="00b3d181" style:font-name-asian="Font Awesome 5 Free Solid" style:font-name-complex="Font Awesome 5 Free Solid"/>
    </style:style>
    <style:style style:name="T69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70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71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72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73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74" style:family="text">
      <style:text-properties officeooo:rsid="00b0746f" style:font-name-asian="Font Awesome 5 Brands Regular" style:font-name-complex="Font Awesome 5 Brands Regular"/>
    </style:style>
    <style:style style:name="T75" style:family="text">
      <style:text-properties officeooo:rsid="00b3d181" style:font-name-asian="Font Awesome 5 Brands Regular" style:font-name-complex="Font Awesome 5 Brands Regular"/>
    </style:style>
    <style:style style:name="T76" style:family="text">
      <style:text-properties officeooo:rsid="00e3c31b" style:font-name-asian="Font Awesome 5 Brands Regular" style:font-name-complex="Font Awesome 5 Brands Regular"/>
    </style:style>
    <style:style style:name="T77" style:family="text">
      <style:text-properties fo:color="#0066cc"/>
    </style:style>
    <style:style style:name="T78" style:family="text">
      <style:text-properties fo:color="#0066cc" fo:font-weight="bold" officeooo:rsid="007e0d58" style:font-weight-asian="bold" style:font-weight-complex="bold"/>
    </style:style>
    <style:style style:name="T79" style:family="text">
      <style:text-properties fo:color="#0066cc" fo:font-weight="bold" officeooo:rsid="0095b443" style:font-weight-asian="bold" style:font-weight-complex="bold"/>
    </style:style>
    <style:style style:name="T80" style:family="text">
      <style:text-properties fo:color="#0066cc" officeooo:rsid="00c3733e"/>
    </style:style>
    <style:style style:name="T81" style:family="text">
      <style:text-properties fo:color="#0066cc" officeooo:rsid="00c7336d"/>
    </style:style>
    <style:style style:name="T82" style:family="text">
      <style:text-properties fo:color="#0066cc" officeooo:rsid="00cbf010"/>
    </style:style>
    <style:style style:name="T83" style:family="text">
      <style:text-properties fo:color="#0066cc" officeooo:rsid="00da3a89"/>
    </style:style>
    <style:style style:name="T84" style:family="text">
      <style:text-properties fo:color="#0066cc" officeooo:rsid="00a59fa2"/>
    </style:style>
    <style:style style:name="T85" style:family="text">
      <style:text-properties fo:color="#0066cc" officeooo:rsid="0112cdd5"/>
    </style:style>
    <style:style style:name="T86" style:family="text">
      <style:text-properties fo:color="#0066cc" officeooo:rsid="011c3e0c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75ec75" style:font-weight-asian="bold" style:font-weight-complex="bold"/>
    </style:style>
    <style:style style:name="T89" style:family="text">
      <style:text-properties officeooo:rsid="00c3733e"/>
    </style:style>
    <style:style style:name="T90" style:family="text">
      <style:text-properties officeooo:rsid="00cd0718"/>
    </style:style>
    <style:style style:name="T91" style:family="text">
      <style:text-properties officeooo:rsid="00d3f7ab"/>
    </style:style>
    <style:style style:name="T92" style:family="text">
      <style:text-properties officeooo:rsid="00d45474"/>
    </style:style>
    <style:style style:name="T93" style:family="text">
      <style:text-properties officeooo:rsid="00e4ae0f"/>
    </style:style>
    <style:style style:name="T94" style:family="text">
      <style:text-properties officeooo:rsid="00ea049a"/>
    </style:style>
    <style:style style:name="T95" style:family="text">
      <style:text-properties officeooo:rsid="00f5bcb3"/>
    </style:style>
    <style:style style:name="T96" style:family="text">
      <style:text-properties officeooo:rsid="00f83f2f"/>
    </style:style>
    <style:style style:name="T97" style:family="text">
      <style:text-properties officeooo:rsid="01094c72"/>
    </style:style>
    <style:style style:name="T98" style:family="text">
      <style:text-properties officeooo:rsid="010f6ea5" style:font-name-asian="Font Awesome 5 Free Solid" style:font-size-asian="7pt" style:font-name-complex="Font Awesome 5 Free Solid"/>
    </style:style>
    <style:style style:name="T99" style:family="text">
      <style:text-properties officeooo:rsid="0115aef5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1"/>
        <text:p text:style-name="P50"><text:s/><text:span text:style-name="T42">Alexander van Klaveren<text:tab/><text:tab/><text:tab/></text:span><text:span text:style-name="T71"></text:span><text:span text:style-name="T52"> </text:span><text:span text:style-name="T55">Groningen, The Netherlands</text:span></text:p>
        <text:p text:style-name="P48"><text:s text:c="2"/>Full Stack Developer</text:p>
        <text:p text:style-name="P49"><text:s text:c="2"/><text:tab/><text:tab/><text:tab/><text:tab/><text:tab/><text:tab/><text:tab/><text:tab/><text:tab/><text:span text:style-name="T65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46"/>
        <text:p text:style-name="P52"><text:span text:style-name="T53"><text:s text:c="2"/></text:span><text:span text:style-name="T67"></text:span><text:span text:style-name="T66"> </text:span><text:a xlink:type="simple" xlink:href="mailto:alvanklaveren@gmail.com" text:style-name="Internet_20_link" text:visited-style-name="Visited_20_Internet_20_Link">alvanklaveren@gmail.com</text:a><text:span text:style-name="T53"><text:tab/><text:tab/><text:tab/><text:tab/><text:tab/><text:tab/></text:span><text:span text:style-name="T72"></text:span><text:span text:style-name="T51"> </text:span><text:a xlink:type="simple" xlink:href="https://www.alvanklaveren.com/" text:style-name="Internet_20_link" text:visited-style-name="Visited_20_Internet_20_Link"><text:span text:style-name="T54">https://www.alvanklaveren.com</text:span></text:a></text:p>
        <text:p text:style-name="P47"/>
        <text:p text:style-name="P45"><text:span text:style-name="T56"><text:s text:c="2"/></text:span><text:span text:style-name="T98"><text:tab/><text:tab/></text:span><text:span text:style-name="T69"><text:tab/><text:tab/><text:tab/><text:tab/><text:tab/><text:tab/><text:tab/></text:span><text:span text:style-name="T73"></text:span><text:span text:style-name="T74"> <text:s/></text:span><text:span text:style-name="T76">A </text:span><text:span text:style-name="T70"></text:span><text:span text:style-name="T75"> <text:s text:c="2"/>B </text:span><text:span text:style-name="T68"></text:span></text:p>
        <text:p text:style-name="P46"><text:tab/><text:tab/></text:p>
      </text:section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9"/>
            <text:p text:style-name="P37"/>
            <text:p text:style-name="P17">Profile</text:p>
            <text:p text:style-name="P39">Developing software in close contact with end users <text:span text:style-name="T92">i</text:span>s <text:span text:style-name="T92">still</text:span> an absolute joy for me. <text:span text:style-name="T99">Working in a niche market makes it incredibly fun, allowing me to use my creativity and problem-solving abilities to find solutions that cannot so easily be picked from the shelf. Although working individually from time to time, I prefer working in teams with like-minded people, sharing knowledge and ideas, while improving the software and each other. </text:span></text:p>
            <text:p text:style-name="P40"/>
            <text:p text:style-name="P40">I am eager to learn new things and <text:span text:style-name="T96">always</text:span> invest <text:span text:style-name="T91">time</text:span> at home <text:span text:style-name="T91">to familiarize myself with</text:span> <text:span text:style-name="T95">new technologies and paradigms. </text:span><text:s/></text:p>
            <text:p text:style-name="P38"/>
            <text:p text:style-name="P18"/>
            <text:p text:style-name="P16">Experience</text:p>
            <text:p text:style-name="P21"><text:span text:style-name="T77">20</text:span><text:span text:style-name="T80">19</text:span><text:span text:style-name="T77"> – </text:span><text:span text:style-name="T80">present</text:span><text:span text:style-name="T89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2"><text:span text:style-name="T61"><text:tab/><text:tab/></text:span><text:span text:style-name="T62">our </text:span><text:span text:style-name="T61">(AWS) cloud-based solution for theatrical distribution called Mica (www.mica.co),</text:span></text:p>
            <text:p text:style-name="P24"><text:span text:style-name="T28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20">(continuous</text:span></text:p>
            <text:p text:style-name="P23"><text:span text:style-name="T20"><text:tab/><text:tab/>delivery) I, and we</text:span><text:span text:style-name="T12"> </text:span><text:span text:style-name="T20">as a </text:span><text:span text:style-name="T12">team, </text:span><text:span text:style-name="T11">interact </text:span><text:span text:style-name="T12">closely with each other and</text:span><text:span text:style-name="T11"> our </text:span><text:span text:style-name="T13">end-users</text:span><text:span text:style-name="T11"> to</text:span></text:p>
            <text:p text:style-name="P64"><text:span text:style-name="T11"><text:tab/><text:tab/></text:span><text:span text:style-name="T15">q</text:span><text:span text:style-name="T11">uickly respond to the needs of our customers. </text:span><text:span text:style-name="T34">M</text:span><text:span text:style-name="T14">y years of experience </text:span><text:span text:style-name="T40">in developing </text:span></text:p>
            <text:p text:style-name="P64"><text:span text:style-name="T40"><text:tab/><text:tab/>ERP solutions </text:span><text:span text:style-name="T14">help</text:span><text:span text:style-name="T34">s the team </text:span><text:span text:style-name="T14">in </text:span><text:span text:style-name="T34">making d</text:span><text:span text:style-name="T14">ecisions on database and code architecture.</text:span></text:p>
            <text:p text:style-name="P31"/>
            <text:p text:style-name="P32"/>
            <text:p text:style-name="P25"><text:span text:style-name="T81">2</text:span><text:span text:style-name="T77">01</text:span><text:span text:style-name="T82">0</text:span><text:span text:style-name="T77"> – 201</text:span><text:span text:style-name="T85">9</text:span><text:span text:style-name="T9"><text:tab/></text:span><text:span text:style-name="T90">(Lead) Senior </text:span>developer<text:span text:style-name="T9"> </text:span><text:span text:style-name="T16">at Maccs International B.V. (Transparant Constructions).</text:span></text:p>
            <text:p text:style-name="P41"><text:span text:style-name="T57"><text:tab/><text:tab/></text:span><text:span text:style-name="T58">Working on our main product MACCS </text:span><text:span text:style-name="T59">(www.maccs.com)</text:span><text:span text:style-name="T58">, a de</text:span><text:span text:style-name="T60">s</text:span><text:span text:style-name="T58">ktop application for</text:span></text:p>
            <text:p text:style-name="P65"><text:span text:style-name="T28">Ubbena / Groningen</text:span><text:span text:style-name="T16"><text:tab/></text:span><text:span text:style-name="T21">t</text:span><text:span text:style-name="T16">heatrical distribution </text:span><text:span text:style-name="T41">(planning, order, sales, logistics, finance) </text:span><text:span text:style-name="T16">using PowerScript</text:span></text:p>
            <text:p text:style-name="P65"><text:span text:style-name="T16"><text:tab/><text:tab/>(PowerBuilder) and Oracle, </text:span><text:span text:style-name="T35">I t</text:span><text:span text:style-name="T18">ook lead </text:span><text:span text:style-name="T36">of</text:span><text:span text:style-name="T18"> </text:span><text:span text:style-name="T36">the </text:span><text:span text:style-name="T18">majority of projects funded </text:span><text:span text:style-name="T19">b</text:span><text:span text:style-name="T18">y Warner</text:span></text:p>
            <text:p text:style-name="P65"><text:span text:style-name="T18"><text:tab/><text:tab/>Bros and Paramount. </text:span><text:span text:style-name="T37">I t</text:span><text:span text:style-name="T16">rain</text:span><text:span text:style-name="T37">ed</text:span><text:span text:style-name="T16"> and coach</text:span><text:span text:style-name="T37">ed</text:span><text:span text:style-name="T16"> </text:span><text:span text:style-name="T21">c</text:span><text:span text:style-name="T16">olleagues in the </text:span><text:span text:style-name="T18">N</text:span><text:span text:style-name="T16">etherlands and abroad,</text:span></text:p>
            <text:p text:style-name="P65"><text:span text:style-name="T16"><text:tab/><text:tab/></text:span><text:span text:style-name="T37">as well as</text:span><text:span text:style-name="T16"> </text:span><text:span text:style-name="T18">end-users on-site </text:span><text:span text:style-name="T37">during deployments. I</text:span><text:span text:style-name="T18">n the Netherlands and abroad </text:span></text:p>
            <text:p text:style-name="P65"><text:span text:style-name="T18"><text:tab/><text:tab/>(mainly Europe). </text:span><text:span text:style-name="T23">At the end of 2014, I decided to combine work with going back to</text:span></text:p>
            <text:p text:style-name="P65"><text:span text:style-name="T23"><text:tab/><text:tab/>University to get my Master’</text:span><text:span text:style-name="T27">s</text:span><text:span text:style-name="T23"> degree, </text:span><text:span text:style-name="T24">while learning more on service oriented</text:span></text:p>
            <text:p text:style-name="P65"><text:span text:style-name="T24"><text:tab/><text:tab/>architectures and </text:span><text:span text:style-name="T39">I</text:span><text:span text:style-name="T24">nternet security. </text:span><text:span text:style-name="T38">E</text:span><text:span text:style-name="T25">ventually </text:span><text:span text:style-name="T38">I </text:span><text:span text:style-name="T23">mov</text:span><text:span text:style-name="T38">ed</text:span><text:span text:style-name="T25"> </text:span><text:span text:style-name="T23">on </text:span><text:span text:style-name="T24">t</text:span><text:span text:style-name="T23">o </text:span><text:span text:style-name="T37">a</text:span><text:span text:style-name="T23"> new projec</text:span><text:span text:style-name="T26">t</text:span><text:span text:style-name="T23">, at which</text:span></text:p>
            <text:p text:style-name="P65"><text:span text:style-name="T23"><text:tab/><text:tab/>time I </text:span><text:span text:style-name="T38">had</text:span><text:span text:style-name="T23"> t</text:span><text:span text:style-name="T17">ransfer</text:span><text:span text:style-name="T38">red</text:span><text:span text:style-name="T17"> </text:span><text:span text:style-name="T23">my </text:span><text:span text:style-name="T17">knowledge </text:span><text:span text:style-name="T38">to the new</text:span><text:span text:style-name="T37">s</text:span><text:span text:style-name="T17">crum teams (</text:span><text:span text:style-name="T23">(lead) </text:span><text:span text:style-name="T17">developers/</text:span></text:p>
            <text:p text:style-name="P65"><text:span text:style-name="T17"><text:tab/><text:tab/>product owners) to </text:span><text:span text:style-name="T26">e</text:span><text:span text:style-name="T17">ase </text:span><text:span text:style-name="T26">m</text:span><text:span text:style-name="T17">y leave. </text:span></text:p>
            <text:p text:style-name="P33"/>
            <text:p text:style-name="P35"/>
            <text:p text:style-name="P27"><text:span text:style-name="T77">200</text:span><text:span text:style-name="T86">6</text:span><text:span text:style-name="T77"> – 2010</text:span><text:span text:style-name="T9"><text:tab/></text:span>Junior <text:span text:style-name="T94">software developer</text:span><text:span text:style-name="T15"> </text:span><text:span text:style-name="T16">at </text:span><text:span text:style-name="T30">ADG Applications </text:span><text:span text:style-name="T16"><text:s/></text:span><text:span text:style-name="T35">(</text:span><text:span text:style-name="T16">Transparant Constructions).</text:span><text:span text:style-name="T9"> </text:span></text:p>
            <text:p text:style-name="P34"><text:tab/><text:tab/>With a Java background (college), in this period I learned to work with Powerbuilder</text:p>
            <text:p text:style-name="P27"><text:span text:style-name="T29">Ubbena</text:span><text:span text:style-name="T9"><text:tab/><text:tab/>and Oracle, give demos to potential customers, deploy MACCS in various countries</text:span></text:p>
            <text:p text:style-name="P27"><text:span text:style-name="T9"><text:tab/><text:tab/>and train end users. </text:span><text:span text:style-name="T31">I s</text:span><text:span text:style-name="T9">uccesfully implemented a pilot project for Paramount in Spain <text:tab/><text:tab/></text:span><text:span text:style-name="T31">(Madrid)</text:span><text:span text:style-name="T9">, </text:span><text:span text:style-name="T31">getting </text:span><text:span text:style-name="T9">Paramount </text:span><text:span text:style-name="T31">aboard for deployment of MACCS in multiple </text:span><text:span text:style-name="T9">territories. </text:span></text:p>
            <text:p text:style-name="P35"/>
            <text:p text:style-name="P2"/>
            <text:p text:style-name="P26"><text:span text:style-name="T77">200</text:span><text:span text:style-name="T83">2</text:span><text:span text:style-name="T77"> – 200</text:span><text:span text:style-name="T86">6</text:span><text:span text:style-name="T9"><text:tab/></text:span><text:span text:style-name="T21">Fresh out of school, I started at a tax advice agency called Slenema &amp; Co. </text:span><text:span text:style-name="T22">As the only</text:span></text:p>
            <text:p text:style-name="P36"><text:tab/><text:tab/>tech-savvy employee I took care of the network infrastructure and application</text:p>
            <text:p text:style-name="P26"><text:span text:style-name="T29">Roden</text:span><text:span text:style-name="T22"><text:tab/><text:tab/>management. In this period I got some certificates in accounting (LOI Praktijkdiploma</text:span></text:p>
            <text:p text:style-name="P28"><text:span text:style-name="T22"><text:tab/><text:tab/>Boekhouden </text:span><text:span text:style-name="T32">(2004) </text:span><text:span text:style-name="T22">/ LOI Moderne Bedrijfsadministratie </text:span><text:span text:style-name="T32">(2006)</text:span><text:span text:style-name="T22">). In this period I</text:span></text:p>
            <text:p text:style-name="P28"><text:span text:style-name="T22"><text:tab/><text:tab/>developed a time-</text:span><text:span text:style-name="T32">r</text:span><text:span text:style-name="T22">egistration </text:span><text:span text:style-name="T33">tool</text:span><text:span text:style-name="T22"> in Visual Basic for Applications.</text:span></text:p>
            <text:p text:style-name="P3"/>
            <text:p text:style-name="P32"/>
            <text:p text:style-name="P32"/>
            <text:p text:style-name="P32"/>
            <text:p text:style-name="P14">Education</text:p>
            <text:p text:style-name="P22"><text:span text:style-name="T77">20</text:span><text:span text:style-name="T84">15</text:span><text:span text:style-name="T77"> – </text:span><text:span text:style-name="T84">2019</text:span><text:span text:style-name="T63"><text:tab/></text:span><text:span text:style-name="T10">Master of Science – Sofware Engineering (Cum Laude)</text:span></text:p>
            <text:p text:style-name="P29"><text:tab/><text:tab/>Open University Netherlands</text:p>
            <text:p text:style-name="P30"/>
            <text:p text:style-name="P20"><text:span text:style-name="T77">1998 – 2002</text:span> <text:tab/><text:span text:style-name="T9">Bachelor of Science – Software Engineering</text:span></text:p>
            <text:p text:style-name="P30"><text:tab/><text:tab/><text:span text:style-name="T97">Hanze University of Applied Sciences / </text:span>Hanzehogeschool Groningen</text:p>
            <text:p text:style-name="P30"><text:tab/><text:tab/></text:p>
            <text:p text:style-name="P30"/>
            <text:p text:style-name="P30"/>
          </table:table-cell>
          <table:table-cell table:style-name="Table13.B1" office:value-type="string">
            <text:list xml:id="list1098686531" text:style-name="L1">
              <text:list-header>
                <text:p text:style-name="P54"/>
              </text:list-header>
            </text:list>
            <text:p text:style-name="P53"><text:span text:style-name="T78">Skills / </text:span><text:span text:style-name="T79">Proficiencies</text:span></text:p>
            <text:p text:style-name="P7">Languages</text:p>
            <text:list xml:id="list190032007907618" text:continue-numbering="true" text:style-name="L1">
              <text:list-item>
                <text:p text:style-name="P55"><text:span text:style-name="T44">Java </text:span><text:span text:style-name="T45">(</text:span><text:span text:style-name="T44">Spring Boot, Hibernate, Wicke</text:span><text:span text:style-name="T46">t, </text:span><text:span text:style-name="T48">Maven, Git, </text:span><text:span text:style-name="T46">Tomcat</text:span><text:span text:style-name="T45">)</text:span><text:span text:style-name="T43"> <text:s text:c="9"/><text:tab/><text:tab/><text:tab/><text:tab/> <text:s text:c="6"/></text:span><text:span text:style-name="T43"><draw:custom-shape text:anchor-type="as-char" svg:y="-0.052in" draw:z-index="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0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1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2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3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7"><text:span text:style-name="T5"><text:tab/></text:span><text:span text:style-name="T3">Advanced </text:span></text:p>
              </text:list-item>
            </text:list>
            <text:p text:style-name="P11"/>
            <text:list xml:id="list643267972" text:style-name="L2">
              <text:list-item>
                <text:p text:style-name="P56"><text:span text:style-name="T45">Typescript (Angular 2), HTML, CSS, Bootstrap</text:span><text:span text:style-name="T43"><text:tab/> <text:s text:c="6"/></text:span><text:span text:style-name="T43"><draw:custom-shape text:anchor-type="as-char" svg:y="-0.052in" draw:z-index="1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7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1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 text:c="2"/></text:span></text:p>
                <text:p text:style-name="P58"><text:span text:style-name="T5"><text:tab/></text:span><text:span text:style-name="T4">Intermediate </text:span></text:p>
                <text:p text:style-name="P60"/>
              </text:list-item>
            </text:list>
            <text:p text:style-name="P4"><text:span text:style-name="T88">Relational </text:span><text:span text:style-name="T87">Databases</text:span></text:p>
            <text:list xml:id="list190033625257175" text:continue-numbering="true" text:style-name="L2">
              <text:list-item>
                <text:p text:style-name="P61"><text:span text:style-name="T44">Oracle, My</text:span><text:span text:style-name="T45">S</text:span><text:span text:style-name="T44">ql, </text:span><text:span text:style-name="T47">MariaD</text:span><text:span text:style-name="T45">B</text:span><text:span text:style-name="T43"><text:tab/><text:tab/> <text:s text:c="10"/></text:span><text:span text:style-name="T43"><draw:custom-shape text:anchor-type="as-char" svg:y="-0.052in" draw:z-index="2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3"><text:s/></text:span><text:span text:style-name="T43"><draw:custom-shape text:anchor-type="as-char" svg:y="-0.052in" draw:z-index="24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59"><text:span text:style-name="T5"><text:s/><text:tab/> </text:span><text:span text:style-name="T3">Advanced </text:span></text:p>
              </text:list-item>
            </text:list>
            <text:p text:style-name="P44"/>
            <text:p text:style-name="P43"><text:span text:style-name="T50">I</text:span><text:span text:style-name="T49">DE</text:span></text:p>
            <text:list xml:id="list190033386621362" text:continue-numbering="true" text:style-name="L2">
              <text:list-item>
                <text:p text:style-name="P62">Eclipse, IntelliJ, Android Studio</text:p>
              </text:list-item>
            </text:list>
            <text:p text:style-name="P9"/>
            <text:p text:style-name="P9">Operating Systems</text:p>
            <text:list xml:id="list917401054" text:style-name="L3">
              <text:list-item>
                <text:p text:style-name="P63">Windows <text:s/>/ Linux <text:span text:style-name="T93">(</text:span><text:span text:style-name="T64"></text:span><text:span text:style-name="T93">)</text:span></text:p>
              </text:list-item>
            </text:list>
            <text:p text:style-name="P4"/>
            <text:p text:style-name="P4"/>
            <text:p text:style-name="P15">Languages</text:p>
            <text:p text:style-name="P6">Dutch<text:tab/><text:tab/> <text:s text:c="10"/><draw:custom-shape text:anchor-type="as-char" svg:y="-0.052in" draw:z-index="0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0"/>
            <text:p text:style-name="P5">English<text:tab/><text:tab/> <text:s text:c="10"/><draw:custom-shape text:anchor-type="as-char" svg:y="-0.052in" draw:z-index="4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1" draw:text-style-name="P6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66" svg:width="0.1043in" svg:height="0.1043in"><text:p text:style-name="P66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3" draw:text-style-name="P67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2"><text:span text:style-name="T1"><text:tab/><text:tab/></text:span><text:span text:style-name="T2">Advanced </text:span></text:p>
            <text:p text:style-name="P1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2:35:49.378419024</meta:creation-date>
    <dc:date>2019-11-11T19:00:31.761109664</dc:date>
    <meta:editing-duration>PT10H34M51S</meta:editing-duration>
    <meta:editing-cycles>256</meta:editing-cycles>
    <meta:generator>LibreOffice/6.0.7.3$Linux_X86_64 LibreOffice_project/00m0$Build-3</meta:generator>
    <meta:document-statistic meta:table-count="1" meta:image-count="0" meta:object-count="0" meta:page-count="1" meta:paragraph-count="62" meta:word-count="535" meta:character-count="3718" meta:non-whitespace-character-count="3042"/>
  </office:meta>
</office:document-meta>
</file>